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b16e4" officeooo:paragraph-rsid="000b16e4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c0dc8" officeooo:paragraph-rsid="000c0dc8"/>
    </style:style>
    <style:style style:name="P3" style:family="paragraph" style:parent-style-name="Standard">
      <style:text-properties officeooo:rsid="000e59ff" officeooo:paragraph-rsid="000e59ff"/>
    </style:style>
    <style:style style:name="P4" style:family="paragraph" style:parent-style-name="Standard" style:list-style-name="L1">
      <style:text-properties officeooo:rsid="000b16e4" officeooo:paragraph-rsid="000b16e4"/>
    </style:style>
    <style:style style:name="P5" style:family="paragraph" style:parent-style-name="Standard">
      <style:text-properties fo:font-size="15pt" fo:font-weight="bold" officeooo:rsid="000b16e4" officeooo:paragraph-rsid="000c3d5c" style:font-size-asian="15pt" style:font-weight-asian="bold" style:font-size-complex="15pt" style:font-weight-complex="bold"/>
    </style:style>
    <style:style style:name="P6" style:family="paragraph" style:parent-style-name="Standard" style:list-style-name="L2">
      <style:text-properties officeooo:rsid="000c0dc8" officeooo:paragraph-rsid="000c3d5c"/>
    </style:style>
    <style:style style:name="P7" style:family="paragraph" style:parent-style-name="Standard" style:list-style-name="L3">
      <style:text-properties officeooo:rsid="000c0dc8" officeooo:paragraph-rsid="000c3d5c"/>
    </style:style>
    <style:style style:name="P8" style:family="paragraph" style:parent-style-name="Standard" style:list-style-name="L3">
      <style:text-properties officeooo:rsid="000c0dc8" officeooo:paragraph-rsid="000c0dc8"/>
    </style:style>
    <style:style style:name="P9" style:family="paragraph" style:parent-style-name="Standard" style:list-style-name="L4">
      <style:text-properties officeooo:rsid="000c3d5c" officeooo:paragraph-rsid="000c3d5c"/>
    </style:style>
    <style:style style:name="P10" style:family="paragraph" style:parent-style-name="Standard" style:list-style-name="L5">
      <style:text-properties officeooo:rsid="000cc406" officeooo:paragraph-rsid="000cc406"/>
    </style:style>
    <style:style style:name="P11" style:family="paragraph" style:parent-style-name="Standard" style:list-style-name="L6">
      <style:text-properties officeooo:rsid="001043d1" officeooo:paragraph-rsid="001043d1"/>
    </style:style>
    <style:style style:name="P12" style:family="paragraph" style:parent-style-name="Standard" style:list-style-name="L6">
      <style:text-properties officeooo:rsid="00114faf" officeooo:paragraph-rsid="00114faf"/>
    </style:style>
    <style:style style:name="P13" style:family="paragraph" style:parent-style-name="Standard" style:list-style-name="L7">
      <style:text-properties officeooo:rsid="00114faf" officeooo:paragraph-rsid="00114faf"/>
    </style:style>
    <style:style style:name="P14" style:family="paragraph" style:parent-style-name="Standard" style:list-style-name="L8">
      <style:text-properties officeooo:rsid="00117ca4" officeooo:paragraph-rsid="00117ca4"/>
    </style:style>
    <style:style style:name="P15" style:family="paragraph" style:parent-style-name="Standard" style:list-style-name="L8">
      <style:text-properties officeooo:rsid="00128926" officeooo:paragraph-rsid="00128926"/>
    </style:style>
    <style:style style:name="P16" style:family="paragraph" style:parent-style-name="Standard" style:list-style-name="L8">
      <style:text-properties officeooo:rsid="0014166a" officeooo:paragraph-rsid="0014166a"/>
    </style:style>
    <style:style style:name="P17" style:family="paragraph" style:parent-style-name="Standard" style:list-style-name="L5">
      <style:text-properties officeooo:rsid="001e7ccc" officeooo:paragraph-rsid="001e7ccc"/>
    </style:style>
    <style:style style:name="P18" style:family="paragraph" style:parent-style-name="Standard" style:list-style-name="L9">
      <style:text-properties officeooo:rsid="001e7ccc" officeooo:paragraph-rsid="001e7ccc"/>
    </style:style>
    <style:style style:name="P19" style:family="paragraph" style:parent-style-name="Standard" style:list-style-name="L9">
      <style:text-properties officeooo:rsid="00203236" officeooo:paragraph-rsid="00203236"/>
    </style:style>
    <style:style style:name="P20" style:family="paragraph" style:parent-style-name="Standard" style:list-style-name="L10">
      <style:text-properties officeooo:rsid="00203236" officeooo:paragraph-rsid="00203236"/>
    </style:style>
    <style:style style:name="P21" style:family="paragraph" style:parent-style-name="Standard" style:list-style-name="L11">
      <style:text-properties officeooo:rsid="0020c169" officeooo:paragraph-rsid="0020c169"/>
    </style:style>
    <style:style style:name="T1" style:family="text">
      <style:text-properties officeooo:rsid="0017a760"/>
    </style:style>
    <style:style style:name="T2" style:family="text">
      <style:text-properties officeooo:rsid="00213c3e"/>
    </style:style>
    <style:style style:name="T3" style:family="text">
      <style:text-properties officeooo:rsid="002234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tomija programskega jezika</text:p>
      <text:list xml:id="list3155181532" text:style-name="L1">
        <text:list-item>
          <text:p text:style-name="P4">sintaksa: pravila, kako pisemo kodo</text:p>
        </text:list-item>
        <text:list-item>
          <text:p text:style-name="P4">staticna semantika: preverjanje, ali je program smiselen (definiranost spremenljivk, pravilno nastavljene aritmeticne operacije…)</text:p>
        </text:list-item>
        <text:list-item>
          <text:p text:style-name="P4">dinamicna semantika: kako se program izvaja</text:p>
        </text:list-item>
        <text:list-item>
          <text:p text:style-name="P4">analiza: ali program deluje pravilno, ocena porabe prostora/casa, varnost</text:p>
        </text:list-item>
      </text:list>
      <text:p text:style-name="P5">Aritmeticni izrazi</text:p>
      <text:list xml:id="list419805492" text:style-name="L2">
        <text:list-item>
          <text:p text:style-name="P6">Sintaksa</text:p>
        </text:list-item>
      </text:list>
      <text:list xml:id="list335578943" text:style-name="L3">
        <text:list-item>
          <text:p text:style-name="P7">“y + 8 * (5 + <text:s/>7 * x)” <text:s text:c="2"/>konkretna sintaksa</text:p>
        </text:list-item>
        <text:list-item>
          <text:p text:style-name="P8">izraz/koda je drevo – iz izraza odpadejo vsi nepomembni znaki, recimo oklepaji In razlicno stevilo presledkov; <text:s text:c="5"/>abstraktna sintaksa</text:p>
        </text:list-item>
      </text:list>
      <text:list xml:id="list2749219588" text:style-name="L4">
        <text:list-item>
          <text:p text:style-name="P9">Slovnicna pravila ali gramatika</text:p>
        </text:list-item>
      </text:list>
      <text:list xml:id="list3609795866" text:style-name="L5">
        <text:list-item>
          <text:p text:style-name="P10">pravila, ki opisujejo, kako tvorimo izraze ali drevesa</text:p>
        </text:list-item>
      </text:list>
      <text:list xml:id="list2728801594" text:style-name="L6">
        <text:list-item>
          <text:p text:style-name="P11">za program je pomembno iz katere strani sestevamo (asociativnost ne velja cisto vedno (primer floatov, iz ene strani lahko dobimo overflow, iz druge pa ne))</text:p>
        </text:list-item>
        <text:list-item>
          <text:p text:style-name="P12">primer, operacija $</text:p>
        </text:list-item>
      </text:list>
      <text:list xml:id="list1091048139" text:style-name="L7">
        <text:list-item>
          <text:list>
            <text:list-item>
              <text:p text:style-name="P13">(x $y) $ z <text:s text:c="5"/>leva asociativnost</text:p>
            </text:list-item>
            <text:list-item>
              <text:p text:style-name="P13">x $ (y $ z) <text:s text:c="4"/>desna asociativnost</text:p>
            </text:list-item>
          </text:list>
        </text:list-item>
      </text:list>
      <text:list xml:id="list2952478973" text:style-name="L8">
        <text:list-item>
          <text:p text:style-name="P14">prioriteta: mnozenje ima prednost prednost pred sestevanjem</text:p>
        </text:list-item>
        <text:list-item>
          <text:p text:style-name="P15">z gramatiko dolocamo prioriteto, saj pravila poskrbijo za enolicno prioriteto</text:p>
        </text:list-item>
        <text:list-item>
          <text:p text:style-name="P16">leksicna analiza niz razbije na podnize dokler nimamo osnovnih enot, <text:span text:style-name="T1">parsing generators (definiramo pravila za gramatiko, nato parser razbije niz)</text:span></text:p>
        </text:list-item>
      </text:list>
      <text:list xml:id="list110349478281897" text:continue-list="list3609795866" text:style-name="L5">
        <text:list-item>
          <text:p text:style-name="P10">uporabimo stil podajanja pravil BNF (backus-naur form)</text:p>
        </text:list-item>
        <text:list-item>
          <text:p text:style-name="P17">Operacijska semantika aritmeticnih izrazov</text:p>
        </text:list-item>
      </text:list>
      <text:list xml:id="list3869991100" text:style-name="L9">
        <text:list-item>
          <text:p text:style-name="P18">kako izracunamo vrednost izraza</text:p>
        </text:list-item>
        <text:list-item>
          <text:p text:style-name="P18">potrebujemo okolje (pove nam vrednosti spemenljivk) – [x → 5, y →7]</text:p>
        </text:list-item>
        <text:list-item>
          <text:p text:style-name="P19">Semantika velikih korakov: ni | e → n (v okolju ni se izraz e preslika v vrednost n)</text:p>
        </text:list-item>
      </text:list>
      <text:list xml:id="list1030980987" text:style-name="L10">
        <text:list-item>
          <text:p text:style-name="P20">[x →7, y → 5] | y + 7 → 12; <text:span text:style-name="T3">rekurzivno pridemo do spremenljivk in nato naenkrat dobimo rezultat (programski jeziki z moznostjo rekurzivnih klicev)</text:span></text:p>
        </text:list-item>
      </text:list>
      <text:list xml:id="list2606390512" text:style-name="L11">
        <text:list-item>
          <text:p text:style-name="P21">Semantika malih korakov: <text:span text:style-name="T2">v nasprotju z semantiko velikih korakov tu vsak korak pridemo malo blizje rezultatu, ko ne moremo narediti novega korak je to konec, rezultat imamo (na tak nacin bi delali v assemblerju brez rekurzije)</text:span></text:p>
        </text:list-item>
      </text:list>
      <text:p text:style-name="P3"><text:tab/><text:tab/></text:p>
      <text:p text:style-name="P2"/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8:17:53.491136867</meta:creation-date>
    <dc:date>2019-02-20T11:01:00.420186282</dc:date>
    <meta:editing-duration>PT49M13S</meta:editing-duration>
    <meta:editing-cycles>13</meta:editing-cycles>
    <meta:generator>LibreOffice/6.1.4.2$Linux_X86_64 LibreOffice_project/10$Build-2</meta:generator>
    <meta:document-statistic meta:table-count="0" meta:image-count="0" meta:object-count="0" meta:page-count="1" meta:paragraph-count="27" meta:word-count="286" meta:character-count="1808" meta:non-whitespace-character-count="1548"/>
  </office:meta>
</office:document-meta>
</file>